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445cm"/>
    </style:style>
    <style:style style:name="Table1.B" style:family="table-column">
      <style:table-column-properties style:column-width="12.555cm"/>
    </style:style>
    <style:style style:name="Table1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4.313cm"/>
    </style:style>
    <style:style style:name="Table5.B" style:family="table-column">
      <style:table-column-properties style:column-width="12.68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4.826cm"/>
    </style:style>
    <style:style style:name="Table6.B" style:family="table-column">
      <style:table-column-properties style:column-width="12.174cm"/>
    </style:style>
    <style:style style:name="Table6.A1" style:family="table-cell">
      <style:table-cell-properties style:vertical-align="middle" fo:padding="0.049cm" fo:border="none"/>
    </style:style>
    <style:style style:name="Table6.8" style:family="table-row">
      <style:table-row-properties style:min-row-height="1.753cm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4.953cm"/>
    </style:style>
    <style:style style:name="Table7.B" style:family="table-column">
      <style:table-column-properties style:column-width="12.04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4.457cm"/>
    </style:style>
    <style:style style:name="Table8.B" style:family="table-column">
      <style:table-column-properties style:column-width="12.54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4.625cm"/>
    </style:style>
    <style:style style:name="Table9.B" style:family="table-column">
      <style:table-column-properties style:column-width="12.375cm"/>
    </style:style>
    <style:style style:name="Table9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13.00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1e282b" officeooo:paragraph-rsid="001e282b"/>
    </style:style>
    <style:style style:name="P2" style:family="paragraph" style:parent-style-name="Table_20_Contents">
      <style:text-properties officeooo:paragraph-rsid="002a91e6"/>
    </style:style>
    <style:style style:name="P3" style:family="paragraph" style:parent-style-name="Table_20_Contents">
      <style:text-properties officeooo:rsid="002a91e6" officeooo:paragraph-rsid="002a91e6"/>
    </style:style>
    <style:style style:name="P4" style:family="paragraph" style:parent-style-name="Table_20_Contents">
      <style:text-properties officeooo:rsid="002b700f" officeooo:paragraph-rsid="002b700f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able_20_Contents">
      <style:text-properties officeooo:rsid="001f0799" officeooo:paragraph-rsid="001f0799"/>
    </style:style>
    <style:style style:name="P7" style:family="paragraph" style:parent-style-name="Heading_20_3">
      <style:text-properties officeooo:paragraph-rsid="00216a66"/>
    </style:style>
    <style:style style:name="P8" style:family="paragraph" style:parent-style-name="Table_20_Contents">
      <style:text-properties officeooo:rsid="002344ed" officeooo:paragraph-rsid="002344ed"/>
    </style:style>
    <style:style style:name="P9" style:family="paragraph" style:parent-style-name="Text_20_body">
      <style:text-properties officeooo:paragraph-rsid="00216a66"/>
    </style:style>
    <style:style style:name="T1" style:family="text">
      <style:text-properties officeooo:rsid="00278b13"/>
    </style:style>
    <style:style style:name="T2" style:family="text">
      <style:text-properties officeooo:rsid="002344ed"/>
    </style:style>
    <style:style style:name="T3" style:family="text">
      <style:text-properties officeooo:rsid="001f0799"/>
    </style:style>
    <style:style style:name="T4" style:family="text">
      <style:text-properties officeooo:rsid="002a91e6"/>
    </style:style>
    <style:style style:name="T5" style:family="text">
      <style:text-properties officeooo:rsid="001e282b"/>
    </style:style>
    <style:style style:name="T6" style:family="text">
      <style:text-properties officeooo:rsid="00216a66"/>
    </style:style>
    <style:style style:name="T7" style:family="text">
      <style:text-properties officeooo:rsid="002b700f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2344ed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2" text:outline-level="2">1. Iniciar Partida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ECCIÓN</text:span></text:p>
            </table:table-cell>
            <table:table-cell table:style-name="Table1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mbre</text:span></text:p>
          </table:table-cell>
          <table:table-cell table:style-name="Table1.A1" office:value-type="string">
            <text:p text:style-name="Table_20_Contents">Iniciar Partid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tores</text:span></text:p>
          </table:table-cell>
          <table:table-cell table:style-name="Table1.A1" office:value-type="string">
            <text:p text:style-name="Table_20_Contents">Administrad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umen</text:span></text:p>
          </table:table-cell>
          <table:table-cell table:style-name="Table1.A1" office:value-type="string">
            <text:p text:style-name="Table_20_Contents">El administrador inicializa la partida tras haber generado/cargado un tablero y creado los jugador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condiciones</text:span></text:p>
          </table:table-cell>
          <table:table-cell table:style-name="Table1.A1" office:value-type="string">
            <text:p text:style-name="Table_20_Contents">Si no hay jugadores o tablero, se muestra mensaje de error y no se inicia la parti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stcondiciones</text:span></text:p>
          </table:table-cell>
          <table:table-cell table:style-name="Table1.A1" office:value-type="string">
            <text:p text:style-name="Table_20_Contents">- El sistema pasa a estado de juego activo.<text:line-break/>- Los jugadores pueden comenzar a tomar turno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scenario principal</text:span></text:p>
          </table:table-cell>
          <table:table-cell table:style-name="Table1.A1" office:value-type="string">
            <text:p text:style-name="Table_20_Contents">1. El administrador selecciona “Iniciar Partida”.<text:line-break/>2. El sistema <text:span text:style-name="T1">comprueba que el numero de jugadores sea válido.</text:span><text:line-break/>3. Se inicializa la partida <text:span text:style-name="T1">poniendo el turno inicial para el primer jugador creado.</text:span><text:line-break/>4. Notifica que la partida está lis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scenarios alternativos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Strong_20_Emphasis">Relaciones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Strong_20_Emphasis">Frecuencia de ejecución</text:span></text:p>
          </table:table-cell>
          <table:table-cell table:style-name="Table1.A1" office:value-type="string">
            <text:p text:style-name="Table_20_Contents"><text:span text:style-name="Strong_20_Emphasis"><text:span text:style-name="T2">Baja</text:span></text:span> (se hace una vez al inicio, pero puede repetirse en cada nueva partida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mportancia para el cliente</text:span></text:p>
          </table:table-cell>
          <table:table-cell table:style-name="Table1.A1" office:value-type="string">
            <text:p text:style-name="Table_20_Contents"><text:span text:style-name="Strong_20_Emphasis">Alta</text:span> (sin esto no existe partida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oridad de construcción</text:span></text:p>
          </table:table-cell>
          <table:table-cell table:style-name="Table1.A1" office:value-type="string">
            <text:p text:style-name="Table_20_Contents"><text:span text:style-name="Strong_20_Emphasis">Alta</text:span> (básico para que el producto sea usable).</text:p>
          </table:table-cell>
        </table:table-row>
      </table:table>
      <text:p text:style-name="Horizontal_20_Line"/>
      <text:h text:style-name="Heading_20_2" text:outline-level="2"><text:span text:style-name="T3">2</text:span>. Mover Personaje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<text:span text:style-name="Strong_20_Emphasis">SECCIÓN</text:span></text:p>
            </table:table-cell>
            <table:table-cell table:style-name="Table5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Nombre</text:span></text:p>
          </table:table-cell>
          <table:table-cell table:style-name="Table5.A1" office:value-type="string">
            <text:p text:style-name="Table_20_Contents">Mover Personaj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ctores</text:span></text:p>
          </table:table-cell>
          <table:table-cell table:style-name="Table5.A1" office:value-type="string">
            <text:p text:style-name="Table_20_Contents">Jugador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esumen</text:span></text:p>
          </table:table-cell>
          <table:table-cell table:style-name="Table5.A1" office:value-type="string">
            <text:p text:style-name="Table_20_Contents">Permite desplazar un personaje (o grupo) a una celda adyacente (o más, si es un caballero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recondiciones</text:span></text:p>
          </table:table-cell>
          <table:table-cell table:style-name="Table5.A1" office:value-type="string">
            <text:p text:style-name="Table_20_Contents">- Suficiente energía.<text:line-break/>- Turno activo del jugador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ostcondiciones</text:span></text:p>
          </table:table-cell>
          <table:table-cell table:style-name="Table5.A1" office:value-type="string">
            <text:p text:style-name="Table_20_Contents">- El personaje/Grupo se sitúa en la nueva celda.<text:line-break/>- Actualiza visibilidad y reduce energía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Escenario principal</text:span></text:p>
          </table:table-cell>
          <table:table-cell table:style-name="Table5.A1" office:value-type="string">
            <text:p text:style-name="Table_20_Contents">1. El jugador ordena “Mover Personaje” indicando dirección/destino.<text:line-break/>2. El sistema valida restricciones.<text:line-break/>3. Se desplaza, se actualiza posición y visibilidad.<text:line-break/>4. El sistema refleja el cambio en pantalla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Escenarios alternativos</text:span></text:p>
          </table:table-cell>
          <table:table-cell table:style-name="Table5.A1" office:value-type="string">
            <text:p text:style-name="Table_20_Contents">2a) Si la celda está ocupada por un enemigo o no es transitable, se deniega o se inicia combate (según reglas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elaciones</text:span></text:p>
          </table:table-cell>
          <table:table-cell table:style-name="Table5.A1" office:value-type="string">
            <text:p text:style-name="P1">Generaliza a Entrar Edificio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Frecuencia de </text:span><text:soft-page-break/><text:span text:style-name="Strong_20_Emphasis">ejecución</text:span></text:p>
          </table:table-cell>
          <table:table-cell table:style-name="Table5.A1" office:value-type="string">
            <text:p text:style-name="Table_20_Contents"><text:span text:style-name="Strong_20_Emphasis">Alta</text:span> (acción básica de cada turno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Importancia para el cliente</text:span></text:p>
          </table:table-cell>
          <table:table-cell table:style-name="Table5.A1" office:value-type="string">
            <text:p text:style-name="Table_20_Contents"><text:span text:style-name="Strong_20_Emphasis">Alta</text:span> (elemento esencial de la jugabilidad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rioridad de construcción</text:span></text:p>
          </table:table-cell>
          <table:table-cell table:style-name="Table5.A1" office:value-type="string">
            <text:p text:style-name="Table_20_Contents"><text:span text:style-name="Strong_20_Emphasis">Alta</text:span> (sin movimiento no hay juego).</text:p>
          </table:table-cell>
        </table:table-row>
      </table:table>
      <text:p text:style-name="Horizontal_20_Line"/>
      <text:h text:style-name="Heading_20_2" text:outline-level="2"><text:span text:style-name="T3">3</text:span>. Recolectar Recurso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<text:span text:style-name="Strong_20_Emphasis">SECCIÓN</text:span></text:p>
            </table:table-cell>
            <table:table-cell table:style-name="Table6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Nombre</text:span></text:p>
          </table:table-cell>
          <table:table-cell table:style-name="Table6.A1" office:value-type="string">
            <text:p text:style-name="Table_20_Contents">Recolectar Recurso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ctores</text:span></text:p>
          </table:table-cell>
          <table:table-cell table:style-name="Table6.A1" office:value-type="string">
            <text:p text:style-name="Table_20_Contents">Jugador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Resumen</text:span></text:p>
          </table:table-cell>
          <table:table-cell table:style-name="Table6.A1" office:value-type="string">
            <text:p text:style-name="Table_20_Contents">Se extraen recursos de una celda contenedora (bosque, cantera, etc.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Precondiciones</text:span></text:p>
          </table:table-cell>
          <table:table-cell table:style-name="Table6.A1" office:value-type="string">
            <text:p text:style-name="Table_20_Contents">- Personaje civil o grupo con civiles en celda adyacente.<text:line-break/>- Recurso disponible.<text:line-break/>- Capacidad de carga libre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Postcondiciones</text:span></text:p>
          </table:table-cell>
          <table:table-cell table:style-name="Table6.A1" office:value-type="string">
            <text:p text:style-name="Table_20_Contents">- Se reduce recurso en la celda.<text:line-break/>- Se incrementa el inventario del civil.<text:line-break/>- Si el recurso se agota, la celda pasa a pradera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Escenario principal</text:span></text:p>
          </table:table-cell>
          <table:table-cell table:style-name="Table6.A1" office:value-type="string">
            <text:p text:style-name="Table_20_Contents">1. <text:span text:style-name="T1">Seleccionar civil</text:span><text:line-break/>2. <text:span text:style-name="T1">Indicar dirección de trabajo.</text:span><text:line-break/>3. Se transfiere el recurso al civil, reduciéndolo en la celda.<text:line-break/>4. Se actualiza el mapa si el recurso se agota.</text:p>
          </table:table-cell>
        </table:table-row>
        <table:table-row table:style-name="Table6.8">
          <table:table-cell table:style-name="Table6.A1" office:value-type="string">
            <text:p text:style-name="Table_20_Contents"><text:span text:style-name="Strong_20_Emphasis">Escenarios alternativos</text:span></text:p>
          </table:table-cell>
          <table:table-cell table:style-name="Table6.A1" office:value-type="string">
            <text:p text:style-name="P2"><text:span text:style-name="T4">2a) El contenedor de recursos puede quedarse vacío, en ese caso da error.</text:span><text:line-break/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Relaciones</text:span></text:p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Table_20_Contents"><text:span text:style-name="Strong_20_Emphasis">Frecuencia de ejecución</text:span></text:p>
          </table:table-cell>
          <table:table-cell table:style-name="Table6.A1" office:value-type="string">
            <text:p text:style-name="Table_20_Contents"><text:span text:style-name="Strong_20_Emphasis">Alta</text:span> (recolección es un eje central de la economía en el juego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Importancia para el cliente</text:span></text:p>
          </table:table-cell>
          <table:table-cell table:style-name="Table6.A1" office:value-type="string">
            <text:p text:style-name="Table_20_Contents"><text:span text:style-name="Strong_20_Emphasis"><text:span text:style-name="T5">Media</text:span></text:span> (las mecánicas de recolección son fundamentales en juegos de estrategia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Prioridad de construcción</text:span></text:p>
          </table:table-cell>
          <table:table-cell table:style-name="Table6.A1" office:value-type="string">
            <text:p text:style-name="Table_20_Contents"><text:span text:style-name="Strong_20_Emphasis">Alta</text:span> (para probar las dinámicas básicas de economía).</text:p>
          </table:table-cell>
        </table:table-row>
      </table:table>
      <text:p text:style-name="Horizontal_20_Line"/>
      <text:h text:style-name="Heading_20_2" text:outline-level="2"><text:span text:style-name="T3">4</text:span>. Transportar Recursos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trong_20_Emphasis">SECCIÓN</text:span></text:p>
            </table:table-cell>
            <table:table-cell table:style-name="Table7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Nombre</text:span></text:p>
          </table:table-cell>
          <table:table-cell table:style-name="Table7.A1" office:value-type="string">
            <text:p text:style-name="Table_20_Contents">Transportar Recurso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ctores</text:span></text:p>
          </table:table-cell>
          <table:table-cell table:style-name="Table7.A1" office:value-type="string">
            <text:p text:style-name="Table_20_Contents">Jugador 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Resumen</text:span></text:p>
          </table:table-cell>
          <table:table-cell table:style-name="Table7.A1" office:value-type="string">
            <text:p text:style-name="Table_20_Contents">Trasladar recursos recolectados a una aldea para sumarlos al imperio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Precondiciones</text:span></text:p>
          </table:table-cell>
          <table:table-cell table:style-name="Table7.A1" office:value-type="string">
            <text:p text:style-name="Table_20_Contents">- El civil/grupo debe poseer recursos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Postcondiciones</text:span></text:p>
          </table:table-cell>
          <table:table-cell table:style-name="Table7.A1" office:value-type="string">
            <text:p text:style-name="Table_20_Contents">- El inventario del civil queda vacío (o se reduce según lo entregado).<text:line-break/>- Las reservas del imperio aumentan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Escenario principal</text:span></text:p>
          </table:table-cell>
          <table:table-cell table:style-name="Table7.A1" office:value-type="string">
            <text:p text:style-name="Table_20_Contents">1. El jugador ordena “Transportar Recursos” en la aldea.<text:line-break/>2. El sistema transfiere los recursos al imperio.<text:line-break/>3. Se informa del nuevo total de reservas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Escenarios alternativos</text:span></text:p>
          </table:table-cell>
          <table:table-cell table:style-name="Table7.A1" office:value-type="string">
            <text:p text:style-name="Table_20_Contents">1a) Si el civil no está <text:span text:style-name="T6">en rango de acceder</text:span> <text:span text:style-name="T6">a</text:span> la aldea, se requiere <text:soft-page-break/>moverse primero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Relaciones</text:span></text:p>
          </table:table-cell>
          <table:table-cell table:style-name="Table7.A1" office:value-type="string">
            <text:p text:style-name="Table_20_Contents"/>
          </table:table-cell>
        </table:table-row>
        <table:table-row>
          <table:table-cell table:style-name="Table7.A1" office:value-type="string">
            <text:p text:style-name="Table_20_Contents"><text:span text:style-name="Strong_20_Emphasis">Frecuencia de ejecución</text:span></text:p>
          </table:table-cell>
          <table:table-cell table:style-name="Table7.A1" office:value-type="string">
            <text:p text:style-name="Table_20_Contents"><text:span text:style-name="Strong_20_Emphasis">Media-</text:span><text:span text:style-name="Strong_20_Emphasis"><text:span text:style-name="T6">Alta</text:span></text:span> (repetido mientras se recolecte y se vacíe la carga)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Importancia para el cliente</text:span></text:p>
          </table:table-cell>
          <table:table-cell table:style-name="Table7.A1" office:value-type="string">
            <text:p text:style-name="Table_20_Contents"><text:span text:style-name="Strong_20_Emphasis">Media</text:span> (es esencial para la economía, pero se basa en la recolección)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Prioridad de construcción</text:span></text:p>
          </table:table-cell>
          <table:table-cell table:style-name="Table7.A1" office:value-type="string">
            <text:p text:style-name="Table_20_Contents"><text:span text:style-name="Strong_20_Emphasis">Media</text:span> (después de tener la recolección y algo de estructura de recursos).</text:p>
          </table:table-cell>
        </table:table-row>
      </table:table>
      <text:p text:style-name="Horizontal_20_Line"/>
      <text:h text:style-name="Heading_20_2" text:outline-level="2"><text:span text:style-name="T3">5</text:span>. Atacar Enemigo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trong_20_Emphasis">SECCIÓN</text:span></text:p>
            </table:table-cell>
            <table:table-cell table:style-name="Table8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Nombre</text:span></text:p>
          </table:table-cell>
          <table:table-cell table:style-name="Table8.A1" office:value-type="string">
            <text:p text:style-name="Table_20_Contents">Atacar Enemigo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Actores</text:span></text:p>
          </table:table-cell>
          <table:table-cell table:style-name="Table8.A1" office:value-type="string">
            <text:p text:style-name="Table_20_Contents">Jugador 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Resumen</text:span></text:p>
          </table:table-cell>
          <table:table-cell table:style-name="Table8.A1" office:value-type="string">
            <text:p text:style-name="Table_20_Contents">Un personaje o grupo lanza un ataque a un enemigo (personaje o construcción) dentro de su rango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Precondiciones</text:span></text:p>
          </table:table-cell>
          <table:table-cell table:style-name="Table8.A1" office:value-type="string">
            <text:p text:style-name="Table_20_Contents">- El atacante y el objetivo son enemigos.<text:line-break/>- El atacante tiene suficiente energía<text:line-break/>- Hay línea de visión o alcance (arqueros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Postcondiciones</text:span></text:p>
          </table:table-cell>
          <table:table-cell table:style-name="Table8.A1" office:value-type="string">
            <text:p text:style-name="Table_20_Contents">- Se reduce la salud del objetivo.<text:line-break/>- Se genera un contraataque automático.<text:line-break/>- Si el objetivo muere o se destruye, se actualiza el estado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scenario principal</text:span></text:p>
          </table:table-cell>
          <table:table-cell table:style-name="Table8.A1" office:value-type="string">
            <text:p text:style-name="Table_20_Contents">1. El jugador ordena “Atacar Enemigo” <text:span text:style-name="T4">seleccionando un personaje y </text:span>apuntando <text:span text:style-name="T5">a una dirección</text:span>.<text:line-break/>2. El sistema calcula daño y contraataque.<text:line-break/>3. Se restan puntos de vida a ambos.<text:line-break/>4. Se informa del resultado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Escenarios alternativos</text:span></text:p>
          </table:table-cell>
          <table:table-cell table:style-name="Table8.A1" office:value-type="string">
            <text:p text:style-name="P1">1a) Si la dirección no es válida, se indica error.</text:p>
            <text:p text:style-name="Table_20_Contents">3a) Si el objetivo es un grupo, el daño se reparte.<text:line-break/>3b) Arqueros atacan a dos celdas de distancia.</text:p>
            <text:p text:style-name="P3">4a) Si los puntos de vida del rival llegan a 0 con el ataque, se destruye el personaje rival.</text:p>
            <text:p text:style-name="P3">4b) Si los puntos de vida de <text:span text:style-name="T7">la estructura rival</text:span> llegan a 0 con el ataque, se destruye el personaje rival.</text:p>
            <text:p text:style-name="P4">4c) Si destruyes todas las estructuras rivales, se destruye al imperio.</text:p>
            <text:p text:style-name="P4">4d) Si es el ultimo imperio rival, termina la partida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Relaciones</text:span></text:p>
          </table:table-cell>
          <table:table-cell table:style-name="Table8.A1" office:value-type="string">
            <text:p text:style-name="Table_20_Contents"/>
          </table:table-cell>
        </table:table-row>
        <table:table-row>
          <table:table-cell table:style-name="Table8.A1" office:value-type="string">
            <text:p text:style-name="Table_20_Contents"><text:span text:style-name="Strong_20_Emphasis">Frecuencia de ejecución</text:span></text:p>
          </table:table-cell>
          <table:table-cell table:style-name="Table8.A1" office:value-type="string">
            <text:p text:style-name="Table_20_Contents"><text:span text:style-name="Strong_20_Emphasis">Alta</text:span> (el combate es un elemento central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Importancia para el cliente</text:span></text:p>
          </table:table-cell>
          <table:table-cell table:style-name="Table8.A1" office:value-type="string">
            <text:p text:style-name="Table_20_Contents"><text:span text:style-name="Strong_20_Emphasis">Alta</text:span> (forma parte de la esencia de la estrategia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Prioridad de construcción</text:span></text:p>
          </table:table-cell>
          <table:table-cell table:style-name="Table8.A1" office:value-type="string">
            <text:p text:style-name="Table_20_Contents"><text:span text:style-name="Strong_20_Emphasis">Alta</text:span> (básico para el prototipo funcional).</text:p>
          </table:table-cell>
        </table:table-row>
      </table:table>
      <text:p text:style-name="Horizontal_20_Line"/>
      <text:h text:style-name="Heading_20_2" text:outline-level="2"/>
      <text:h text:style-name="P5" text:outline-level="2"><text:span text:style-name="T3">6</text:span>. Construir Edificació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<text:span text:style-name="Strong_20_Emphasis">SECCIÓN</text:span></text:p>
            </table:table-cell>
            <table:table-cell table:style-name="Table9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Nombre</text:span></text:p>
          </table:table-cell>
          <table:table-cell table:style-name="Table9.A1" office:value-type="string">
            <text:p text:style-name="Table_20_Contents">Construir Edificación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Actores</text:span></text:p>
          </table:table-cell>
          <table:table-cell table:style-name="Table9.A1" office:value-type="string">
            <text:p text:style-name="Table_20_Contents">Jugador 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sumen</text:span></text:p>
          </table:table-cell>
          <table:table-cell table:style-name="Table9.A1" office:value-type="string">
            <text:p text:style-name="Table_20_Contents">Levantar una aldea, campamento o torre en una celda transitable, consumiendo recursos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Precondiciones</text:span></text:p>
          </table:table-cell>
          <table:table-cell table:style-name="Table9.A1" office:value-type="string">
            <text:p text:style-name="Table_20_Contents">- Celda libre y transitable.<text:line-break/>- Recursos suficientes (madera, piedra).<text:line-break/>- Un civil en esa posición 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Postcondiciones</text:span></text:p>
          </table:table-cell>
          <table:table-cell table:style-name="Table9.A1" office:value-type="string">
            <text:p text:style-name="Table_20_Contents">- Se descuenta el coste de recursos al imperio.<text:line-break/>- Aparece la construcción en esa celda (no transitable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Escenario principal</text:span></text:p>
          </table:table-cell>
          <table:table-cell table:style-name="Table9.A1" office:value-type="string">
            <text:p text:style-name="Table_20_Contents">1. El jugador solicita “Construir Edificación” indicando tipo y celda.<text:line-break/>2. El sistema valida recursos y ubicación.<text:line-break/>3. Se crea la edificación, se descuentan recursos.<text:line-break/>4. Se actualiza el mapa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Escenarios alternativos</text:span></text:p>
          </table:table-cell>
          <table:table-cell table:style-name="Table9.A1" office:value-type="string">
            <text:p text:style-name="Table_20_Contents">2a) Si faltan recursos o la celda no es adecuada, la acción se deniega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laciones</text:span></text:p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Table_20_Contents"><text:span text:style-name="Strong_20_Emphasis">Frecuencia de ejecución</text:span></text:p>
          </table:table-cell>
          <table:table-cell table:style-name="Table9.A1" office:value-type="string">
            <text:p text:style-name="Table_20_Contents"><text:span text:style-name="Strong_20_Emphasis">Media</text:span> (importante, pero no sucede en cada turno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Importancia para el cliente</text:span></text:p>
          </table:table-cell>
          <table:table-cell table:style-name="Table9.A1" office:value-type="string">
            <text:p text:style-name="Table_20_Contents"><text:span text:style-name="Strong_20_Emphasis">Muy Alta</text:span> (permite ampliar y personalizar la base)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Prioridad de construcción</text:span></text:p>
          </table:table-cell>
          <table:table-cell table:style-name="Table9.A1" office:value-type="string">
            <text:p text:style-name="Table_20_Contents"><text:span text:style-name="Strong_20_Emphasis">Alta</text:span> (la mecánica de expandir tu imperio es esencial).</text:p>
          </table:table-cell>
        </table:table-row>
      </table:table>
      <text:p text:style-name="Horizontal_20_Line"/>
      <text:h text:style-name="P7" text:outline-level="3"><text:span text:style-name="Strong_20_Emphasis"><text:span text:style-name="T2">7. </text:span></text:span><text:span text:style-name="Strong_20_Emphasis"><text:span text:style-name="T8">Entrar en </text:span></text:span><text:span text:style-name="Strong_20_Emphasis"><text:span text:style-name="T9">Construcción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SECCIÓN</text:span></text:p>
            </table:table-cell>
            <table:table-cell table:style-name="Table2.A1" office:value-type="string">
              <text:p text:style-name="Table_20_Heading"><text:span text:style-name="Strong_20_Emphasis">COMENTARIO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mbre</text:span></text:p>
          </table:table-cell>
          <table:table-cell table:style-name="Table2.A1" office:value-type="string">
            <text:p text:style-name="Table_20_Contents">Entrar en <text:span text:style-name="T2">Construcción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ctores</text:span></text:p>
          </table:table-cell>
          <table:table-cell table:style-name="Table2.A1" office:value-type="string">
            <text:p text:style-name="Table_20_Contents">Jugado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sumen</text:span></text:p>
          </table:table-cell>
          <table:table-cell table:style-name="Table2.A1" office:value-type="string">
            <text:p text:style-name="Table_20_Contents">Permite a un personaje o grupo ingresar a una edificación <text:span text:style-name="T2">propia</text:span> para <text:span text:style-name="T2">atacar, defender o recuperar vida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econdiciones</text:span></text:p>
          </table:table-cell>
          <table:table-cell table:style-name="Table2.A1" office:value-type="string">
            <text:p text:style-name="Table_20_Contents">- El personaje o grupo debe estar en una celda adyacente a la edificación. <text:line-break/>- La edificación debe permitir el ingreso (ej.: no estar ocupada por enemigo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ostcondiciones</text:span></text:p>
          </table:table-cell>
          <table:table-cell table:style-name="Table2.A1" office:value-type="string">
            <text:p text:style-name="Table_20_Contents">- El personaje/grupo desaparece del mapa exterior y se considera dentro de la edificación. <text:line-break/>- Se pueden activar funciones específicas del edificio (descanso, entrenamiento, producción, etc.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scenario principal</text:span></text:p>
          </table:table-cell>
          <table:table-cell table:style-name="Table2.A1" office:value-type="string">
            <text:p text:style-name="Table_20_Contents">1. El jugador selecciona el personaje o grupo. <text:line-break/>2. El jugador elige la opción “Entrar en Edificación”. <text:line-break/>3. El sistema verifica si la entrada es posible. <text:line-break/>4. Si es válida, el personaje/grupo entra y se actualiza el estado del mapa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scenarios alternativos</text:span></text:p>
          </table:table-cell>
          <table:table-cell table:style-name="Table2.A1" office:value-type="string">
            <text:p text:style-name="Table_20_Contents">3a) Si la edificación está ocupada por enemigos, se impide la entrada o se inicia un asedio. 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laciones</text:span></text:p>
          </table:table-cell>
          <table:table-cell table:style-name="Table2.A1" office:value-type="string">
            <text:p text:style-name="P8">Generalizada por Mover Personaj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recuencia de </text:span><text:soft-page-break/><text:span text:style-name="Strong_20_Emphasis">ejecución</text:span></text:p>
          </table:table-cell>
          <table:table-cell table:style-name="Table2.A1" office:value-type="string">
            <text:p text:style-name="Table_20_Contents"><text:span text:style-name="Strong_20_Emphasis">Media</text:span> (los jugadores la usarán dependiendo de la estrategia y del tipo de <text:soft-page-break/>edificación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portancia para el cliente</text:span></text:p>
          </table:table-cell>
          <table:table-cell table:style-name="Table2.A1" office:value-type="string">
            <text:p text:style-name="Table_20_Contents"><text:span text:style-name="Strong_20_Emphasis">Alta</text:span> (afecta la jugabilidad estratégica y la gestión de unidade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ioridad de construcción</text:span></text:p>
          </table:table-cell>
          <table:table-cell table:style-name="Table2.A1" office:value-type="string">
            <text:p text:style-name="Table_20_Contents"><text:span text:style-name="Strong_20_Emphasis">Media-Alta</text:span> (se debe desarrollar después del sistema de movimiento y combate, pero antes de mecánicas avanzadas de gestión).</text:p>
          </table:table-cell>
        </table:table-row>
      </table:table>
      <text:p text:style-name="Horizontal_20_Line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0:31:36.966673140</meta:creation-date>
    <dc:date>2025-03-21T11:54:14.787705131</dc:date>
    <meta:editing-duration>PT58M19S</meta:editing-duration>
    <meta:editing-cycles>10</meta:editing-cycles>
    <meta:generator>LibreOffice/24.8.2.1$Linux_X86_64 LibreOffice_project/0f794b6e29741098670a3b95d60478a65d05ef13</meta:generator>
    <meta:print-date>2025-03-03T13:26:33.345091495</meta:print-date>
    <meta:printed-by>PDF files</meta:printed-by>
    <meta:document-statistic meta:table-count="7" meta:image-count="0" meta:object-count="0" meta:page-count="5" meta:paragraph-count="174" meta:word-count="1158" meta:character-count="7366" meta:non-whitespace-character-count="6371"/>
  </office:meta>
</office:document-meta>
</file>